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Foucou Romain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8" text:outline-level="1">Analyse des risques</text:h>
      <text:p text:style-name="P5"/>
      <text:p text:style-name="P6">Les risques majeurs concernant ce projet sont majoritairement liés au temps nécessaire à l'installation et à la prise de main des <text:s/>différents outils de développements.</text:p>
      <text:list xml:id="list1680412271" text:style-name="L1">
        <text:list-item>
          <text:p text:style-name="P9">Le gestionnaire de version GIT</text:p>
        </text:list-item>
      </text:list>
      <text:p text:style-name="P6">Il est indispensable au travail collaboratif mais nécessite un certain temps d'apprentissage pour les membres du groupe.</text:p>
      <text:list xml:id="list1910593759" text:continue-numbering="true" text:style-name="L1">
        <text:list-item>
          <text:p text:style-name="P9">Le langage C++</text:p>
        </text:list-item>
      </text:list>
      <text:p text:style-name="P6">Les bonnes pratiques du C++ aident à l'efficacité du développement et au travail collaboratif. </text:p>
      <text:list xml:id="list251346158" text:continue-numbering="true" text:style-name="L1">
        <text:list-item>
          <text:p text:style-name="P9">La librairie QT</text:p>
        </text:list-item>
      </text:list>
      <text:p text:style-name="P6">Nous utilisons QT 4.8. Sa prise en main peut prendre pas mal de temps pour ceux qui ne sont pas déjà habités au librairies C++. </text:p>
      <text:list xml:id="list1873772186" text:continue-numbering="true" text:style-name="L1">
        <text:list-item>
          <text:p text:style-name="P9">Méthode de développement en spirale</text:p>
        </text:list-item>
      </text:list>
      <text:p text:style-name="P6">Les membres de l'équipe sont habitués à travailler en cascade. La méthode de travail nécessite une <text:s/>organisation inhabituelle. </text:p>
      <text:list xml:id="list1294806990" text:continue-numbering="true" text:style-name="L1">
        <text:list-item>
          <text:p text:style-name="P9">Les autres projets </text:p>
        </text:list-item>
      </text:list>
      <text:p text:style-name="P6">Chacun d'entre nous a des projets et des présentations dans d'autres UE. Toutes ces activités sont un risque pour le respect des délais.</text:p>
      <text:p text:style-name="P6"/>
      <text:p text:style-name="P6"/>
      <text:p text:style-name="P6">Tous ces risques sont susceptibles d'entrainer des retards à la livraison. Toute l'équipe est vigilente sur ces points not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3:55:41</dc:date>
    <meta:editing-duration>PT11H49M22S</meta:editing-duration>
    <meta:editing-cycles>118</meta:editing-cycles>
    <dc:creator>Foucou Romain</dc:creator>
    <meta:printed-by>Foucou Romain</meta:printed-by>
    <meta:print-date>2012-10-17T23:34:26</meta:print-date>
    <meta:document-statistic meta:table-count="4" meta:image-count="0" meta:object-count="0" meta:page-count="2" meta:paragraph-count="34" meta:word-count="209" meta:character-count="1268"/>
  </office:meta>
</office:document-meta>
</file>